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0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9933" fo:border="0.06pt solid #000000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start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0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6699cc" fo:wrap-option="wrap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04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104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1" style:family="text">
      <style:text-properties fo:country="none"/>
    </style:style>
  </office:automatic-styles>
  <office:body>
    <office:spreadsheet>
      <table:table table:name="Co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Gastos TCC</text:p>
          </table:table-cell>
          <table:covered-table-cell table:number-columns-repeated="3" table:style-name="ce2"/>
        </table:table-row>
        <table:table-row table:style-name="ro2">
          <table:covered-table-cell table:number-columns-repeated="4" table:style-name="ce2"/>
        </table:table-row>
        <table:table-row table:style-name="ro3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Valor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15-01-20" calcext:value-type="date">
            <text:p>20/01/2015</text:p>
          </table:table-cell>
          <table:table-cell table:style-name="ce8" office:value-type="string" calcext:value-type="string">
            <text:p>Livro Java <text:span text:style-name="T1">Application</text:span> <text:span text:style-name="T1">Architecture</text:span> – <text:span text:style-name="T1">Modularity</text:span> <text:span text:style-name="T1">Patterns</text:span> <text:span text:style-name="T1">with</text:span> <text:span text:style-name="T1">Examples</text:span> <text:span text:style-name="T1">Using</text:span> OSGi</text:p>
          </table:table-cell>
          <table:table-cell table:style-name="ce9" office:value-type="currency" office:currency="BRL" office:value="52.11" calcext:value-type="currency">
            <text:p>R$ 52,11</text:p>
          </table:table-cell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15-02-02" calcext:value-type="date">
            <text:p>02/02/2015</text:p>
          </table:table-cell>
          <table:table-cell table:style-name="ce8" office:value-type="string" calcext:value-type="string">
            <text:p>Impressão pré projeto</text:p>
          </table:table-cell>
          <table:table-cell table:style-name="ce9" office:value-type="currency" office:currency="BRL" office:value="1.1" calcext:value-type="currency">
            <text:p>R$ 1,10</text:p>
          </table:table-cell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15-02-12" calcext:value-type="date">
            <text:p>12/02/2015</text:p>
          </table:table-cell>
          <table:table-cell table:style-name="ce8" office:value-type="string" calcext:value-type="string">
            <text:p>Impressão pré projeto</text:p>
          </table:table-cell>
          <table:table-cell table:style-name="ce9" office:value-type="currency" office:currency="BRL" office:value="3.4" calcext:value-type="currency">
            <text:p>R$ 3,40</text:p>
          </table:table-cell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15-03-26" calcext:value-type="date">
            <text:p>26/03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15-04-16" calcext:value-type="date">
            <text:p>16/04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0.7" calcext:value-type="currency">
            <text:p>R$ 0,70</text:p>
          </table:table-cell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15-04-23" calcext:value-type="date">
            <text:p>23/04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3.5" calcext:value-type="currency">
            <text:p>R$ 3,50</text:p>
          </table:table-cell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15-05-04" calcext:value-type="date">
            <text:p>04/05/2015</text:p>
          </table:table-cell>
          <table:table-cell table:style-name="ce8" office:value-type="string" calcext:value-type="string">
            <text:p>Impressão de artigos sobre OSGi</text:p>
          </table:table-cell>
          <table:table-cell table:style-name="ce9" office:value-type="currency" office:currency="BRL" office:value="5.6" calcext:value-type="currency">
            <text:p>R$ 5,60</text:p>
          </table:table-cell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15-05-07" calcext:value-type="date">
            <text:p>07/05/2015</text:p>
          </table:table-cell>
          <table:table-cell table:style-name="ce8" office:value-type="string" calcext:value-type="string">
            <text:p>Impressão e encadernação qualificação</text:p>
          </table:table-cell>
          <table:table-cell table:style-name="ce9" office:value-type="currency" office:currency="BRL" office:value="22.6" calcext:value-type="currency">
            <text:p>R$ 22,60</text:p>
          </table:table-cell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15-07-27" calcext:value-type="date">
            <text:p>27/07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15-08-10" calcext:value-type="date">
            <text:p>10/08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6.4" calcext:value-type="currency">
            <text:p>R$ 6,40</text:p>
          </table:table-cell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Compra de domínio (Registro.br)</text:p>
          </table:table-cell>
          <table:table-cell table:style-name="ce9" office:value-type="currency" office:currency="BRL" office:value="30" calcext:value-type="currency">
            <text:p>R$ 30,00</text:p>
          </table:table-cell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13.83" calcext:value-type="currency">
            <text:p>R$ 13,83</text:p>
          </table:table-cell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15-08-27" calcext:value-type="date">
            <text:p>27/08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15-08-03" calcext:value-type="date">
            <text:p>03/08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5.1" calcext:value-type="currency">
            <text:p>R$ 5,10</text:p>
          </table:table-cell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15-08-17" calcext:value-type="date">
            <text:p>17/08/2015</text:p>
          </table:table-cell>
          <table:table-cell table:style-name="ce8" office:value-type="string" calcext:value-type="string">
            <text:p>Impressão da discussão de resultados</text:p>
          </table:table-cell>
          <table:table-cell table:style-name="ce9" office:value-type="currency" office:currency="BRL" office:value="3.4" calcext:value-type="currency">
            <text:p>R$ 3,40</text:p>
          </table:table-cell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42.13" calcext:value-type="currency">
            <text:p>R$ 42,13</text:p>
          </table:table-cell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15-08-28" calcext:value-type="date">
            <text:p>28/08/2015</text:p>
          </table:table-cell>
          <table:table-cell table:style-name="ce8" office:value-type="string" calcext:value-type="string">
            <text:p>Impressão do documento para Pré-banca</text:p>
          </table:table-cell>
          <table:table-cell table:style-name="ce9" office:value-type="currency" office:currency="BRL" office:value="88.8" calcext:value-type="currency">
            <text:p>R$ 88,80</text:p>
          </table:table-cell>
        </table:table-row>
        <table:table-row table:style-name="ro4" table:number-rows-repeated="4">
          <table:table-cell table:style-name="ce4"/>
          <table:table-cell table:style-name="ce6"/>
          <table:table-cell table:style-name="ce8"/>
          <table:table-cell table:style-name="ce9"/>
        </table:table-row>
        <table:table-row table:style-name="ro6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7"/>
          <table:table-cell table:style-name="ce10" table:formula="of:=SUM([.D4:.D24])" office:value-type="currency" office:currency="BRL" office:value="283.17" calcext:value-type="currency">
            <text:p>R$ 283,17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2" table:number-rows-repeated="1048545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 style:data-style-name="N2" text:time-value="19:23:14.068252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3.2$Linux_X86_64 LibreOffice_project/430m0$Build-2</meta:generator>
    <dc:date>2015-09-28T19:23:49.730702250</dc:date>
    <meta:editing-duration>PT3H7M16S</meta:editing-duration>
    <meta:editing-cycles>43</meta:editing-cycles>
    <dc:creator>Felipe Prado</dc:creator>
    <meta:document-statistic meta:table-count="1" meta:cell-count="75" meta:object-count="0"/>
  </office:meta>
</office:document-meta>
</file>